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ucida Sans1" svg:font-family="'Lucida Sans'" style:font-family-generic="swiss"/>
    <style:font-face style:name="Cambria Math" svg:font-family="'Cambria Math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7594c" officeooo:paragraph-rsid="0007594c" style:font-size-asian="18pt" style:font-size-complex="18pt"/>
    </style:style>
    <style:style style:name="P2" style:family="paragraph" style:parent-style-name="Standard">
      <style:paragraph-properties fo:text-align="justify" style:justify-single-word="false"/>
      <style:text-properties fo:font-size="18pt" officeooo:rsid="0008d787" officeooo:paragraph-rsid="0008d787" style:font-size-asian="18pt" style:font-size-complex="18pt"/>
    </style:style>
    <style:style style:name="P3" style:family="paragraph" style:parent-style-name="Standard">
      <style:paragraph-properties fo:text-align="justify" style:justify-single-word="false"/>
      <style:text-properties fo:font-size="18pt" officeooo:rsid="0008d787" officeooo:paragraph-rsid="001cab67" style:font-size-asian="18pt" style:font-size-complex="18pt"/>
    </style:style>
    <style:style style:name="P4" style:family="paragraph" style:parent-style-name="Standard">
      <style:paragraph-properties fo:text-align="justify" style:justify-single-word="false"/>
      <style:text-properties fo:font-size="18pt" officeooo:rsid="0008d787" officeooo:paragraph-rsid="00212b66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rsid="0007594c" officeooo:paragraph-rsid="0007594c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2pt" officeooo:paragraph-rsid="0008d787" style:font-size-asian="10.5pt"/>
    </style:style>
    <style:style style:name="P7" style:family="paragraph" style:parent-style-name="Standard">
      <style:paragraph-properties fo:text-align="justify" style:justify-single-word="false"/>
      <style:text-properties fo:font-size="12pt" officeooo:paragraph-rsid="000aac93" style:font-size-asian="10.5pt"/>
    </style:style>
    <style:style style:name="P8" style:family="paragraph" style:parent-style-name="Standard">
      <style:paragraph-properties fo:text-align="justify" style:justify-single-word="false"/>
      <style:text-properties fo:font-size="12pt" officeooo:paragraph-rsid="000ca7f7" style:font-size-asian="10.5pt"/>
    </style:style>
    <style:style style:name="P9" style:family="paragraph" style:parent-style-name="Standard">
      <style:paragraph-properties fo:text-align="justify" style:justify-single-word="false"/>
      <style:text-properties fo:font-size="12pt" officeooo:paragraph-rsid="000e333c" style:font-size-asian="10.5pt"/>
    </style:style>
    <style:style style:name="P10" style:family="paragraph" style:parent-style-name="Standard">
      <style:paragraph-properties fo:text-align="justify" style:justify-single-word="false"/>
      <style:text-properties fo:font-size="12pt" officeooo:rsid="0008d787" officeooo:paragraph-rsid="0008d787" style:font-size-asian="10.5pt"/>
    </style:style>
    <style:style style:name="P11" style:family="paragraph" style:parent-style-name="Standard">
      <style:paragraph-properties fo:text-align="justify" style:justify-single-word="false"/>
      <style:text-properties fo:font-size="12pt" officeooo:rsid="0008d787" officeooo:paragraph-rsid="0014d1d0" style:font-size-asian="10.5pt"/>
    </style:style>
    <style:style style:name="P12" style:family="paragraph" style:parent-style-name="Standard">
      <style:paragraph-properties fo:text-align="justify" style:justify-single-word="false"/>
      <style:text-properties officeooo:paragraph-rsid="0008d787"/>
    </style:style>
    <style:style style:name="P13" style:family="paragraph" style:parent-style-name="Standard">
      <style:paragraph-properties fo:text-align="justify" style:justify-single-word="false"/>
      <style:text-properties officeooo:paragraph-rsid="000aac93"/>
    </style:style>
    <style:style style:name="P14" style:family="paragraph" style:parent-style-name="Standard">
      <style:paragraph-properties fo:text-align="justify" style:justify-single-word="false"/>
      <style:text-properties officeooo:paragraph-rsid="000da810"/>
    </style:style>
    <style:style style:name="P15" style:family="paragraph" style:parent-style-name="Standard">
      <style:paragraph-properties fo:text-align="justify" style:justify-single-word="false"/>
      <style:text-properties officeooo:paragraph-rsid="000e333c"/>
    </style:style>
    <style:style style:name="P16" style:family="paragraph" style:parent-style-name="Standard">
      <style:paragraph-properties fo:text-align="justify" style:justify-single-word="false"/>
      <style:text-properties officeooo:paragraph-rsid="000fe575"/>
    </style:style>
    <style:style style:name="P17" style:family="paragraph" style:parent-style-name="Standard">
      <style:paragraph-properties fo:text-align="justify" style:justify-single-word="false"/>
      <style:text-properties officeooo:paragraph-rsid="0011d155"/>
    </style:style>
    <style:style style:name="P18" style:family="paragraph" style:parent-style-name="Standard">
      <style:paragraph-properties fo:text-align="justify" style:justify-single-word="false"/>
      <style:text-properties officeooo:paragraph-rsid="0013a525"/>
    </style:style>
    <style:style style:name="P19" style:family="paragraph" style:parent-style-name="Standard">
      <style:paragraph-properties fo:text-align="justify" style:justify-single-word="false"/>
      <style:text-properties officeooo:paragraph-rsid="0014d1d0"/>
    </style:style>
    <style:style style:name="P20" style:family="paragraph" style:parent-style-name="Standard">
      <style:paragraph-properties fo:text-align="justify" style:justify-single-word="false"/>
      <style:text-properties officeooo:paragraph-rsid="001913d9"/>
    </style:style>
    <style:style style:name="P21" style:family="paragraph" style:parent-style-name="Standard">
      <style:paragraph-properties fo:text-align="justify" style:justify-single-word="false"/>
      <style:text-properties officeooo:paragraph-rsid="0019cae2"/>
    </style:style>
    <style:style style:name="P22" style:family="paragraph" style:parent-style-name="Standard">
      <style:paragraph-properties fo:text-align="justify" style:justify-single-word="false"/>
      <style:text-properties style:font-name="Liberation Serif" fo:font-size="12pt" officeooo:rsid="0008d787" officeooo:paragraph-rsid="00179e0f" style:font-size-asian="12pt" style:font-size-complex="12pt"/>
    </style:style>
    <style:style style:name="P23" style:family="paragraph" style:parent-style-name="Standard">
      <style:paragraph-properties fo:text-align="justify" style:justify-single-word="false"/>
      <style:text-properties style:font-name="Liberation Serif" fo:font-size="12pt" officeooo:rsid="0008d787" officeooo:paragraph-rsid="0014d1d0" style:font-size-asian="10.5pt"/>
    </style:style>
    <style:style style:name="P24" style:family="paragraph" style:parent-style-name="Standard">
      <style:paragraph-properties fo:text-align="justify" style:justify-single-word="false"/>
      <style:text-properties style:font-name="Liberation Serif" fo:font-size="12pt" officeooo:rsid="0008d787" officeooo:paragraph-rsid="0016978d" style:font-size-asian="10.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Times New Roman" fo:font-size="12pt" officeooo:rsid="0008d787" style:font-size-asian="12pt"/>
    </style:style>
    <style:style style:name="T3" style:family="text">
      <style:text-properties fo:color="#000000" style:font-name="Times New Roman" fo:font-size="12pt" fo:font-weight="normal" officeooo:rsid="0008d787" style:font-size-asian="12pt" style:font-weight-asian="normal" style:font-size-complex="12pt"/>
    </style:style>
    <style:style style:name="T4" style:family="text">
      <style:text-properties fo:color="#000000" style:font-name="Times New Roman" fo:font-size="11.5pt" style:font-size-asian="11.5pt"/>
    </style:style>
    <style:style style:name="T5" style:family="text">
      <style:text-properties fo:color="#000000" style:font-name="Times New Roman" fo:font-size="11.5pt" officeooo:rsid="0008d787" style:font-size-asian="11.5pt" style:font-size-complex="12pt"/>
    </style:style>
    <style:style style:name="T6" style:family="text">
      <style:text-properties fo:color="#000000" style:font-name="Times New Roman" fo:font-size="11.5pt" officeooo:rsid="0008d787" style:font-size-asian="11.5pt"/>
    </style:style>
    <style:style style:name="T7" style:family="text">
      <style:text-properties fo:color="#000000" style:font-name="Times New Roman" fo:font-size="11.5pt" fo:font-weight="bold" style:font-size-asian="11.5pt" style:font-weight-asian="bold"/>
    </style:style>
    <style:style style:name="T8" style:family="text">
      <style:text-properties fo:color="#000000" style:font-name="Times New Roman" fo:font-size="11.5pt" fo:font-weight="bold" officeooo:rsid="0008d787" style:font-size-asian="11.5pt" style:font-weight-asian="bold" style:font-size-complex="12pt"/>
    </style:style>
    <style:style style:name="T9" style:family="text">
      <style:text-properties fo:color="#000000" style:font-name="Times New Roman" fo:font-size="11.5pt" fo:font-weight="bold" officeooo:rsid="0008d787" style:font-size-asian="11.5pt" style:font-weight-asian="bold"/>
    </style:style>
    <style:style style:name="T10" style:family="text">
      <style:text-properties fo:color="#000000" style:font-name="Times New Roman" fo:font-size="11.5pt" fo:font-weight="normal" style:font-size-asian="11.5pt" style:font-weight-asian="normal"/>
    </style:style>
    <style:style style:name="T11" style:family="text">
      <style:text-properties fo:color="#000000" style:font-name="Times New Roman" fo:font-size="11.5pt" fo:font-weight="normal" officeooo:rsid="0008d787" style:font-size-asian="11.5pt" style:font-weight-asian="normal" style:font-size-complex="12pt"/>
    </style:style>
    <style:style style:name="T12" style:family="text">
      <style:text-properties fo:color="#000000" style:font-name="Times New Roman" fo:font-size="11.5pt" fo:font-weight="normal" officeooo:rsid="0008d787" style:font-size-asian="11.5pt" style:font-weight-asian="normal"/>
    </style:style>
    <style:style style:name="T13" style:family="text">
      <style:text-properties fo:color="#000000" style:font-name="Times New Roman" style:font-size-asian="12pt"/>
    </style:style>
    <style:style style:name="T14" style:family="text">
      <style:text-properties fo:color="#000000" style:font-name="Times New Roman" officeooo:rsid="0008d787" style:font-size-asian="12pt" style:font-size-complex="12pt"/>
    </style:style>
    <style:style style:name="T15" style:family="text">
      <style:text-properties fo:color="#000000" style:font-name="Times New Roman" officeooo:rsid="0008d787" style:font-size-asian="12pt"/>
    </style:style>
    <style:style style:name="T16" style:family="text">
      <style:text-properties fo:color="#000000" style:font-name="MS Mincho" fo:font-size="11.5pt" style:font-size-asian="11.5pt"/>
    </style:style>
    <style:style style:name="T17" style:family="text">
      <style:text-properties fo:color="#000000" style:font-name="MS Mincho" fo:font-size="11.5pt" officeooo:rsid="0008d787" style:font-size-asian="11.5pt" style:font-size-complex="12pt"/>
    </style:style>
    <style:style style:name="T18" style:family="text">
      <style:text-properties fo:color="#000000" style:font-name="MS Mincho" fo:font-size="11.5pt" officeooo:rsid="0008d787" style:font-size-asian="11.5pt"/>
    </style:style>
    <style:style style:name="T19" style:family="text">
      <style:text-properties fo:color="#000000" style:font-name="Courier New" fo:font-size="11.5pt" fo:font-weight="bold" style:font-size-asian="11.5pt" style:font-weight-asian="bold"/>
    </style:style>
    <style:style style:name="T20" style:family="text">
      <style:text-properties fo:color="#000000" style:font-name="Courier New" fo:font-size="11.5pt" fo:font-weight="bold" officeooo:rsid="0008d787" style:font-size-asian="11.5pt" style:font-weight-asian="bold" style:font-size-complex="12pt"/>
    </style:style>
    <style:style style:name="T21" style:family="text">
      <style:text-properties fo:color="#000000" style:font-name="Courier New" fo:font-size="11.5pt" fo:font-weight="bold" officeooo:rsid="0008d787" style:font-size-asian="11.5pt" style:font-weight-asian="bold"/>
    </style:style>
    <style:style style:name="T22" style:family="text">
      <style:text-properties fo:color="#000000" style:text-line-through-style="none" style:text-line-through-type="none" style:font-name="Courier New" fo:font-size="11.5pt" style:text-underline-style="none" fo:font-weight="bold" style:font-size-asian="11.5pt" style:font-weight-asian="bold"/>
    </style:style>
    <style:style style:name="T23" style:family="text">
      <style:text-properties fo:color="#000000" style:text-line-through-style="none" style:text-line-through-type="none" style:font-name="Times New Roman" fo:font-size="11.5pt" style:text-underline-style="none" fo:font-weight="bold" style:font-size-asian="11.5pt" style:font-weight-asian="bold"/>
    </style:style>
    <style:style style:name="T24" style:family="text">
      <style:text-properties fo:color="#000000" style:text-line-through-style="none" style:text-line-through-type="none" style:font-name="Times New Roman" fo:font-size="11.5pt" style:text-underline-style="none" fo:font-weight="normal" style:font-size-asian="11.5pt" style:font-weight-asian="normal"/>
    </style:style>
    <style:style style:name="T25" style:family="text">
      <style:text-properties fo:color="#000000" style:text-line-through-style="none" style:text-line-through-type="none" style:font-name="Times New Roman" fo:font-size="11.5pt" style:text-underline-style="none" fo:font-weight="normal" style:font-size-asian="11.5pt" style:font-weight-asian="normal" style:font-size-complex="12pt"/>
    </style:style>
    <style:style style:name="T26" style:family="text">
      <style:text-properties fo:color="#000000" style:text-line-through-style="none" style:text-line-through-type="none" style:font-name="Times New Roman" fo:font-size="11.5pt" style:text-underline-style="none" fo:font-weight="normal" officeooo:rsid="0008d787" style:font-size-asian="11.5pt" style:font-weight-asian="normal" style:font-size-complex="12pt"/>
    </style:style>
    <style:style style:name="T27" style:family="text">
      <style:text-properties fo:color="#000000" style:text-line-through-style="none" style:text-line-through-type="none" style:font-name="Times New Roman" fo:font-size="11.5pt" style:text-underline-style="none" fo:font-weight="normal" officeooo:rsid="0008d787" style:font-size-asian="12pt" style:font-weight-asian="normal" style:font-size-complex="12pt"/>
    </style:style>
    <style:style style:name="T28" style:family="text">
      <style:text-properties fo:color="#000000" style:text-line-through-style="none" style:text-line-through-type="none" style:font-name="Times New Roman" fo:font-size="11.5pt" fo:font-style="normal" style:text-underline-style="none" fo:font-weight="normal" style:font-size-asian="11.5pt" style:font-style-asian="normal" style:font-weight-asian="normal" style:font-size-complex="12pt" style:font-style-complex="normal"/>
    </style:style>
    <style:style style:name="T29" style:family="text">
      <style:text-properties fo:color="#000000" style:text-line-through-style="none" style:text-line-through-type="none" style:font-name="Times New Roman" fo:font-size="11.5pt" fo:font-style="normal" style:text-underline-style="none" fo:font-weight="normal" officeooo:rsid="0008d787" style:font-size-asian="11.5pt" style:font-style-asian="normal" style:font-weight-asian="normal" style:font-size-complex="12pt" style:font-style-complex="normal"/>
    </style:style>
    <style:style style:name="T30" style:family="text">
      <style:text-properties fo:color="#000000" style:text-line-through-style="none" style:text-line-through-type="none" style:font-name="Times New Roman" fo:font-size="11.5pt" fo:font-style="normal" style:text-underline-style="none" fo:font-weight="normal" officeooo:rsid="000cde74" style:font-size-asian="11.5pt" style:font-style-asian="normal" style:font-weight-asian="normal" style:font-size-complex="12pt" style:font-style-complex="normal"/>
    </style:style>
    <style:style style:name="T31" style:family="text">
      <style:text-properties fo:color="#000000" style:text-line-through-style="none" style:text-line-through-type="none" style:font-name="Times New Roman" fo:font-size="11.5pt" fo:font-style="normal" style:text-underline-style="none" fo:font-weight="normal" officeooo:rsid="000da810" style:font-size-asian="11.5pt" style:font-style-asian="normal" style:font-weight-asian="normal" style:font-size-complex="12pt" style:font-style-complex="normal"/>
    </style:style>
    <style:style style:name="T32" style:family="text">
      <style:text-properties fo:color="#000000" style:text-line-through-style="none" style:text-line-through-type="none" style:font-name="Times New Roman" fo:font-size="11.5pt" fo:font-style="normal" style:text-underline-style="none" fo:font-weight="normal" officeooo:rsid="000e333c" style:font-size-asian="11.5pt" style:font-style-asian="normal" style:font-weight-asian="normal" style:font-size-complex="12pt" style:font-style-complex="normal"/>
    </style:style>
    <style:style style:name="T33" style:family="text">
      <style:text-properties fo:color="#000000" style:text-line-through-style="none" style:text-line-through-type="none" style:font-name="Times New Roman" fo:font-size="11.5pt" fo:font-style="normal" style:text-underline-style="none" fo:font-weight="normal" officeooo:rsid="0011d155" style:font-size-asian="11.5pt" style:font-style-asian="normal" style:font-weight-asian="normal" style:font-size-complex="12pt" style:font-style-complex="normal"/>
    </style:style>
    <style:style style:name="T34" style:family="text">
      <style:text-properties fo:color="#000000" style:text-line-through-style="none" style:text-line-through-type="none" style:font-name="Times New Roman" fo:font-size="11.5pt" fo:font-style="normal" style:text-underline-style="none" fo:font-weight="normal" officeooo:rsid="0013a525" style:font-size-asian="11.5pt" style:font-style-asian="normal" style:font-weight-asian="normal" style:font-size-complex="12pt" style:font-style-complex="normal"/>
    </style:style>
    <style:style style:name="T35" style:family="text">
      <style:text-properties fo:color="#000000" style:text-line-through-style="none" style:text-line-through-type="none" style:font-name="Times New Roman" fo:font-size="11.5pt" fo:font-style="normal" style:text-underline-style="none" fo:font-weight="normal" officeooo:rsid="0014d1d0" style:font-size-asian="11.5pt" style:font-style-asian="normal" style:font-weight-asian="normal" style:font-size-complex="12pt" style:font-style-complex="normal"/>
    </style:style>
    <style:style style:name="T36" style:family="text">
      <style:text-properties fo:color="#000000" style:text-line-through-style="none" style:text-line-through-type="none" style:font-name="Times New Roman" fo:font-size="11.5pt" fo:font-style="normal" style:text-underline-style="none" fo:font-weight="normal" officeooo:rsid="0016978d" style:font-size-asian="11.5pt" style:font-style-asian="normal" style:font-weight-asian="normal" style:font-size-complex="12pt" style:font-style-complex="normal"/>
    </style:style>
    <style:style style:name="T37" style:family="text">
      <style:text-properties fo:color="#000000" style:text-line-through-style="none" style:text-line-through-type="none" style:font-name="Times New Roman" fo:font-size="11.5pt" fo:font-style="normal" style:text-underline-style="none" fo:font-weight="normal" officeooo:rsid="001913d9" style:font-size-asian="11.5pt" style:font-style-asian="normal" style:font-weight-asian="normal" style:font-size-complex="12pt" style:font-style-complex="normal"/>
    </style:style>
    <style:style style:name="T38" style:family="text">
      <style:text-properties fo:color="#000000" style:text-line-through-style="none" style:text-line-through-type="none" style:font-name="Times New Roman" fo:font-size="11.5pt" fo:font-style="normal" style:text-underline-style="none" fo:font-weight="normal" officeooo:rsid="0019cae2" style:font-size-asian="11.5pt" style:font-style-asian="normal" style:font-weight-asian="normal" style:font-size-complex="12pt" style:font-style-complex="normal"/>
    </style:style>
    <style:style style:name="T39" style:family="text">
      <style:text-properties fo:color="#000000" style:text-line-through-style="none" style:text-line-through-type="none" style:font-name="Times New Roman" fo:font-size="11.5pt" fo:font-style="normal" style:text-underline-style="none" fo:font-weight="normal" officeooo:rsid="0019cae2" style:font-size-asian="11.5pt" style:font-style-asian="normal" style:font-weight-asian="normal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Times New Roman" fo:font-size="11.5pt" fo:font-style="normal" style:text-underline-style="none" fo:font-weight="normal" officeooo:rsid="0016978d" style:font-size-asian="11.5pt" style:font-style-asian="normal" style:font-weight-asian="normal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Times New Roman" fo:font-size="11.5pt" fo:font-style="normal" style:text-underline-style="none" fo:font-weight="normal" officeooo:rsid="0014d1d0" style:font-size-asian="11.5pt" style:font-style-asian="normal" style:font-weight-asian="normal" style:font-style-complex="normal"/>
    </style:style>
    <style:style style:name="T42" style:family="text">
      <style:text-properties fo:color="#000000" style:text-line-through-style="none" style:text-line-through-type="none" style:font-name="Times New Roman" fo:font-size="11.5pt" fo:font-style="normal" style:text-underline-style="none" fo:font-weight="normal" officeooo:rsid="00179e0f" style:font-size-asian="11.5pt" style:font-style-asian="normal" style:font-weight-asian="normal" style:font-style-complex="normal"/>
    </style:style>
    <style:style style:name="T43" style:family="text">
      <style:text-properties fo:color="#000000" style:text-line-through-style="none" style:text-line-through-type="none" style:font-name="Times New Roman" fo:font-size="11.5pt" fo:font-style="normal" style:text-underline-style="none" fo:font-weight="bold" officeooo:rsid="0019cae2" style:font-size-asian="11.5pt" style:font-style-asian="normal" style:font-weight-asian="bold" style:font-size-complex="12pt" style:font-style-complex="normal" style:font-weight-complex="bold"/>
    </style:style>
    <style:style style:name="T44" style:family="text">
      <style:text-properties fo:color="#000000" style:text-line-through-style="none" style:text-line-through-type="none" style:font-name="Times New Roman" fo:font-size="11.5pt" fo:font-style="normal" style:text-underline-style="none" fo:font-weight="bold" officeooo:rsid="0016978d" style:font-size-asian="11.5pt" style:font-style-asian="normal" style:font-weight-asian="bold" style:font-size-complex="12pt" style:font-style-complex="normal" style:font-weight-complex="bold"/>
    </style:style>
    <style:style style:name="T45" style:family="text">
      <style:text-properties fo:color="#000000" style:text-line-through-style="none" style:text-line-through-type="none" style:font-name="Times New Roman" fo:font-size="12pt" style:text-underline-style="none" fo:font-weight="normal" officeooo:rsid="0008d787" style:font-size-asian="12pt" style:font-weight-asian="normal" style:font-size-complex="12pt"/>
    </style:style>
    <style:style style:name="T46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08d787" style:font-size-asian="12pt" style:font-style-asian="normal" style:font-weight-asian="normal" style:font-size-complex="12pt" style:font-style-complex="normal"/>
    </style:style>
    <style:style style:name="T47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0da810" style:font-size-asian="12pt" style:font-style-asian="normal" style:font-weight-asian="normal" style:font-size-complex="12pt" style:font-style-complex="normal"/>
    </style:style>
    <style:style style:name="T48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11d155" style:font-size-asian="12pt" style:font-style-asian="normal" style:font-weight-asian="normal" style:font-size-complex="12pt" style:font-style-complex="normal"/>
    </style:style>
    <style:style style:name="T49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13a525" style:font-size-asian="12pt" style:font-style-asian="normal" style:font-weight-asian="normal" style:font-size-complex="12pt" style:font-style-complex="normal"/>
    </style:style>
    <style:style style:name="T50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1913d9" style:font-size-asian="12pt" style:font-style-asian="normal" style:font-weight-asian="normal" style:font-size-complex="12pt" style:font-style-complex="normal"/>
    </style:style>
    <style:style style:name="T51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19cae2" style:font-size-asian="12pt" style:font-style-asian="normal" style:font-weight-asian="normal" style:font-size-complex="12pt" style:font-style-complex="normal"/>
    </style:style>
    <style:style style:name="T52" style:family="text">
      <style:text-properties fo:color="#000000" style:text-line-through-style="none" style:text-line-through-type="none" style:text-underline-style="none" fo:font-weight="normal" style:font-size-asian="12pt" style:font-weight-asian="normal" style:font-size-complex="12pt"/>
    </style:style>
    <style:style style:name="T53" style:family="text">
      <style:text-properties fo:color="#000000" style:text-line-through-style="none" style:text-line-through-type="none" style:text-underline-style="none" fo:font-weight="normal" style:font-weight-asian="normal"/>
    </style:style>
    <style:style style:name="T54" style:family="text">
      <style:text-properties fo:color="#000000" style:text-line-through-style="none" style:text-line-through-type="none" style:text-underline-style="none" fo:font-weight="normal" officeooo:rsid="00179e0f" style:font-weight-asian="normal"/>
    </style:style>
    <style:style style:name="T55" style:family="text">
      <style:text-properties fo:color="#000000" style:text-line-through-style="none" style:text-line-through-type="none" fo:font-size="11.5pt" style:text-underline-style="none" fo:font-weight="normal" style:font-size-asian="11.5pt" style:font-weight-asian="normal" style:font-size-complex="12pt"/>
    </style:style>
    <style:style style:name="T56" style:family="text">
      <style:text-properties fo:color="#000000" style:text-line-through-style="none" style:text-line-through-type="none" fo:font-size="11.5pt" style:text-underline-style="none" fo:font-weight="normal" officeooo:rsid="0014d1d0" style:font-size-asian="11.5pt" style:font-weight-asian="normal" style:font-size-complex="12pt"/>
    </style:style>
    <style:style style:name="T57" style:family="text">
      <style:text-properties fo:color="#000000" style:text-line-through-style="none" style:text-line-through-type="none" style:font-name="Liberation Serif" style:text-underline-style="none" fo:font-weight="normal" officeooo:rsid="0008d787" style:font-size-asian="12pt" style:font-weight-asian="normal" style:font-size-complex="12pt"/>
    </style:style>
    <style:style style:name="T58" style:family="text">
      <style:text-properties fo:color="#000000" style:text-line-through-style="none" style:text-line-through-type="none" style:font-name="Liberation Serif" fo:font-size="11.5pt" style:text-underline-style="none" fo:font-weight="normal" officeooo:rsid="0008d787" style:font-size-asian="11.5pt" style:font-weight-asian="normal" style:font-size-complex="12pt"/>
    </style:style>
    <style:style style:name="T59" style:family="text">
      <style:text-properties fo:color="#000000" style:text-line-through-style="none" style:text-line-through-type="none" style:font-name="Liberation Serif" fo:font-size="12pt" style:text-underline-style="none" fo:font-weight="normal" officeooo:rsid="0008d787" style:font-size-asian="12pt" style:font-weight-asian="normal" style:font-size-complex="12pt"/>
    </style:style>
    <style:style style:name="T60" style:family="text">
      <style:text-properties fo:color="#000000" style:text-line-through-style="none" style:text-line-through-type="none" style:font-name="Liberation Serif" fo:font-size="12pt" fo:font-style="normal" style:text-underline-style="none" fo:font-weight="normal" officeooo:rsid="0008d787" style:font-size-asian="12pt" style:font-style-asian="normal" style:font-weight-asian="normal" style:font-size-complex="12pt" style:font-style-complex="normal"/>
    </style:style>
    <style:style style:name="T61" style:family="text">
      <style:text-properties fo:color="#000000" style:text-line-through-style="none" style:text-line-through-type="none" style:font-name="Liberation Serif" fo:font-size="12pt" fo:font-style="normal" style:text-underline-style="none" fo:font-weight="normal" officeooo:rsid="000da810" style:font-size-asian="12pt" style:font-style-asian="normal" style:font-weight-asian="normal" style:font-size-complex="12pt" style:font-style-complex="normal"/>
    </style:style>
    <style:style style:name="T62" style:family="text">
      <style:text-properties fo:color="#000000" style:text-line-through-style="none" style:text-line-through-type="none" style:font-name="Liberation Serif" fo:font-size="12pt" fo:font-style="normal" style:text-underline-style="none" fo:font-weight="normal" officeooo:rsid="000fe575" style:font-size-asian="12pt" style:font-style-asian="normal" style:font-weight-asian="normal" style:font-size-complex="12pt" style:font-style-complex="normal"/>
    </style:style>
    <style:style style:name="T63" style:family="text">
      <style:text-properties fo:color="#000000" style:text-line-through-style="none" style:text-line-through-type="none" style:font-name="Liberation Serif" fo:font-size="12pt" fo:font-style="normal" style:text-underline-style="none" fo:font-weight="normal" officeooo:rsid="0013a525" style:font-size-asian="12pt" style:font-style-asian="normal" style:font-weight-asian="normal" style:font-size-complex="12pt" style:font-style-complex="normal"/>
    </style:style>
    <style:style style:name="T64" style:family="text">
      <style:text-properties fo:color="#000000" style:text-line-through-style="none" style:text-line-through-type="none" style:font-name="Liberation Serif" fo:font-size="12pt" fo:font-style="normal" style:text-underline-style="none" fo:font-weight="normal" officeooo:rsid="0019cae2" style:font-size-asian="12pt" style:font-style-asian="normal" style:font-weight-asian="normal" style:font-size-complex="12pt" style:font-style-complex="normal"/>
    </style:style>
    <style:style style:name="T65" style:family="text">
      <style:text-properties fo:color="#000000" style:text-line-through-style="none" style:text-line-through-type="none" style:font-name="Liberation Serif" fo:font-size="12pt" fo:font-style="normal" style:text-underline-style="none" fo:font-weight="normal" officeooo:rsid="0019cae2" style:font-size-asian="12pt" style:font-style-asian="normal" style:font-weight-asian="normal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Liberation Serif" fo:font-size="12pt" fo:font-style="normal" style:text-underline-style="none" fo:font-weight="normal" officeooo:rsid="001aca42" style:font-size-asian="12pt" style:font-style-asian="normal" style:font-weight-asian="normal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Liberation Serif" fo:font-size="12pt" fo:font-style="normal" style:text-underline-style="none" fo:font-weight="bold" officeooo:rsid="0019cae2" style:font-size-asian="12pt" style:font-style-asian="normal" style:font-weight-asian="bold" style:font-size-complex="12pt" style:font-style-complex="normal" style:font-weight-complex="bold"/>
    </style:style>
    <style:style style:name="T68" style:family="text">
      <style:text-properties fo:color="#000000" style:text-line-through-style="none" style:text-line-through-type="none" style:font-name="Liberation Serif" fo:font-style="normal" style:text-underline-style="none" fo:font-weight="normal" officeooo:rsid="0008d787" style:font-size-asian="12pt" style:font-style-asian="normal" style:font-weight-asian="normal" style:font-size-complex="12pt" style:font-style-complex="normal"/>
    </style:style>
    <style:style style:name="T69" style:family="text">
      <style:text-properties fo:color="#000000" style:text-line-through-style="none" style:text-line-through-type="none" style:font-name="Liberation Serif" fo:font-style="normal" style:text-underline-style="none" fo:font-weight="normal" officeooo:rsid="000e333c" style:font-size-asian="12pt" style:font-style-asian="normal" style:font-weight-asian="normal" style:font-size-complex="12pt" style:font-style-complex="normal"/>
    </style:style>
    <style:style style:name="T70" style:family="text">
      <style:text-properties fo:color="#000000" style:text-line-through-style="none" style:text-line-through-type="none" style:font-name="Liberation Serif" fo:font-style="normal" style:text-underline-style="none" fo:font-weight="normal" officeooo:rsid="000da810" style:font-size-asian="12pt" style:font-style-asian="normal" style:font-weight-asian="normal" style:font-size-complex="12pt" style:font-style-complex="normal"/>
    </style:style>
    <style:style style:name="T71" style:family="text">
      <style:text-properties fo:color="#000000" style:text-line-through-style="none" style:text-line-through-type="none" style:font-name="Liberation Serif" fo:font-style="normal" style:text-underline-style="none" fo:font-weight="normal" officeooo:rsid="001cab67" style:font-style-asian="normal" style:font-weight-asian="normal" style:font-style-complex="normal"/>
    </style:style>
    <style:style style:name="T72" style:family="text">
      <style:text-properties fo:color="#000000" style:text-line-through-style="none" style:text-line-through-type="none" style:font-name="Liberation Serif" fo:font-style="normal" style:text-underline-style="none" fo:font-weight="normal" style:font-style-asian="normal" style:font-weight-asian="normal" style:font-style-complex="normal"/>
    </style:style>
    <style:style style:name="T73" style:family="text">
      <style:text-properties fo:color="#000000" style:text-line-through-style="none" style:text-line-through-type="none" style:font-name="Liberation Serif" fo:font-style="normal" style:text-underline-style="none" fo:font-weight="normal" officeooo:rsid="001f5217" style:font-style-asian="normal" style:font-weight-asian="normal" style:font-style-complex="normal"/>
    </style:style>
    <style:style style:name="T74" style:family="text">
      <style:text-properties fo:color="#000000" style:text-line-through-style="none" style:text-line-through-type="none" style:font-name="Liberation Serif" fo:font-style="normal" style:text-underline-style="none" fo:font-weight="normal" officeooo:rsid="00212b66" style:font-style-asian="normal" style:font-weight-asian="normal" style:font-style-complex="normal"/>
    </style:style>
    <style:style style:name="T75" style:family="text">
      <style:text-properties fo:color="#000000" style:text-line-through-style="none" style:text-line-through-type="none" style:font-name="Liberation Serif" fo:font-size="18pt" fo:font-style="normal" style:text-underline-style="none" fo:font-weight="normal" officeooo:rsid="0008d787" style:font-size-asian="18pt" style:font-style-asian="normal" style:font-weight-asian="normal" style:font-size-complex="18pt" style:font-style-complex="normal"/>
    </style:style>
    <style:style style:name="T76" style:family="text">
      <style:text-properties fo:color="#000000" style:text-line-through-style="none" style:text-line-through-type="none" fo:font-style="normal" style:text-underline-style="none" fo:font-weight="normal" officeooo:rsid="0014d1d0" style:font-size-asian="12pt" style:font-style-asian="normal" style:font-weight-asian="normal" style:font-size-complex="12pt" style:font-style-complex="normal"/>
    </style:style>
    <style:style style:name="T77" style:family="text">
      <style:text-properties fo:color="#000000" style:text-line-through-style="none" style:text-line-through-type="none" fo:font-style="normal" style:text-underline-style="none" fo:font-weight="normal" officeooo:rsid="0016978d" style:font-size-asian="12pt" style:font-style-asian="normal" style:font-weight-asian="normal" style:font-size-complex="12pt" style:font-style-complex="normal"/>
    </style:style>
    <style:style style:name="T78" style:family="text">
      <style:text-properties fo:color="#000000" style:font-name="Cambria Math" fo:font-size="11.5pt" officeooo:rsid="0008d787" style:font-size-asian="11.5pt"/>
    </style:style>
    <style:style style:name="T79" style:family="text">
      <style:text-properties fo:color="#000000" style:font-name="Liberation Serif" fo:font-size="12pt" fo:font-weight="normal" officeooo:rsid="0008d787" style:font-size-asian="12pt" style:font-weight-asian="normal" style:font-size-complex="12pt"/>
    </style:style>
    <style:style style:name="T80" style:family="text">
      <style:text-properties fo:color="#000000" style:font-name="Liberation Serif" fo:font-size="12pt" fo:font-weight="normal" officeooo:rsid="0014d1d0" style:font-size-asian="12pt" style:font-weight-asian="normal" style:font-size-complex="12pt"/>
    </style:style>
    <style:style style:name="T81" style:family="text">
      <style:text-properties fo:color="#000000" style:font-name="Liberation Serif" fo:font-weight="normal" style:font-size-asian="12pt" style:font-weight-asian="normal" style:font-size-complex="12pt"/>
    </style:style>
    <style:style style:name="T82" style:family="text">
      <style:text-properties fo:color="#000000" style:font-name="Liberation Serif" fo:font-weight="normal" officeooo:rsid="0014d1d0" style:font-size-asian="12pt" style:font-weight-asian="normal" style:font-size-complex="12pt"/>
    </style:style>
    <style:style style:name="T83" style:family="text">
      <style:text-properties fo:color="#000000" style:font-name="Liberation Serif" fo:font-weight="normal" officeooo:rsid="00179e0f" style:font-size-asian="12pt" style:font-weight-asian="normal" style:font-size-complex="12pt"/>
    </style:style>
    <style:style style:name="T84" style:family="text">
      <style:text-properties officeooo:rsid="0008d787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RABALHO 2 – LINGUAGEM DE PROGRAMAÇÃO</text:p>
      <text:p text:style-name="P1"/>
      <text:p text:style-name="P1"><text:span text:style-name="T1">NOME:</text:span> GABRIEL MARTINS SILVA <text:s/><text:span text:style-name="T1">MATRÍCULA:</text:span> 92539</text:p>
      <text:p text:style-name="P1"/>
      <text:p text:style-name="P1"/>
      <text:p text:style-name="P1"/>
      <text:p text:style-name="P2">1)Gramática de atributos linguagem TINY:</text:p>
      <text:p text:style-name="P2"/>
      <text:p text:style-name="P6"><text:span text:style-name="T84">Regra sintática: </text:span><text:span text:style-name="T14"><text:s/></text:span><text:span text:style-name="T5">&lt;programa&gt; </text:span><text:span text:style-name="T17">→ </text:span><text:span text:style-name="T8">program </text:span><text:span text:style-name="T11">id </text:span><text:span text:style-name="T8">begin </text:span><text:span text:style-name="T20">[ </text:span><text:span text:style-name="T11">&lt;decl&gt; </text:span><text:span text:style-name="T20">] { </text:span><text:span text:style-name="T11">&lt;comando&gt; </text:span><text:span text:style-name="T20">} </text:span><text:span text:style-name="T8">end </text:span><text:span text:style-name="T11">id </text:span></text:p>
      <text:p text:style-name="P19"><text:span text:style-name="T79">Regra semântica: </text:span><text:span text:style-name="T80">&lt;programa&gt;.tipo_efetivo </text:span><text:span text:style-name="Variable"><text:span text:style-name="T35">← <text:s/>pesquisa(&lt;var&gt;.string)</text:span></text:span></text:p>
      <text:p text:style-name="P11"><text:span text:style-name="T82">Predicado: pesquisa(&lt;var&gt;</text:span><text:span text:style-name="T83">[1]</text:span><text:span text:style-name="T82">.string) == &lt;comando&gt;.tipo_esperado</text:span></text:p>
      <text:p text:style-name="P11"><text:span text:style-name="T82"><text:tab/> <text:s text:c="5"/>&lt;programa&gt;.tipo_efetivo == pesquisa(&lt;var&gt;</text:span><text:span text:style-name="T83">[1]</text:span><text:span text:style-name="T82">.string)</text:span></text:p>
      <text:p text:style-name="P11"><text:span text:style-name="T81"/></text:p>
      <text:p text:style-name="P12"><text:span text:style-name="T79">Regra sintática:</text:span><text:span text:style-name="T11"> </text:span><text:span text:style-name="T3"><text:s/></text:span><text:span text:style-name="T4">&lt;decl&gt; </text:span><text:span text:style-name="T16">→ </text:span><text:span text:style-name="T19">{ ( </text:span><text:span text:style-name="T7">const </text:span><text:span text:style-name="T10">id = &lt;expr&gt; </text:span><text:span text:style-name="T19">{ </text:span><text:span text:style-name="T10">, id = &lt;expr&gt; </text:span><text:span text:style-name="T19">} </text:span><text:span text:style-name="T10">; </text:span></text:p>
      <text:p text:style-name="P10"><text:span text:style-name="T22"><text:tab/><text:tab/><text:tab/><text:tab/>| </text:span><text:span text:style-name="T23">var </text:span><text:span text:style-name="T24">id = &lt;expr&gt; </text:span><text:span text:style-name="T22">{ </text:span><text:span text:style-name="T24">, id = &lt;expr&gt; </text:span><text:span text:style-name="T22">} </text:span><text:span text:style-name="T24">; </text:span><text:span text:style-name="T22">) } </text:span></text:p>
      <text:p text:style-name="P23"><text:span text:style-name="T52">Regra semântica:</text:span><text:span text:style-name="T55"> </text:span><text:span text:style-name="T56">&lt;decl&gt;.tipo_efetivo </text:span><text:span text:style-name="Variable"><text:span text:style-name="T35"><text:s/>← </text:span></text:span><text:span text:style-name="Variable"><text:span text:style-name="T44">const</text:span></text:span><text:span text:style-name="Variable"><text:span text:style-name="T35"> </text:span></text:span><text:span text:style-name="Variable"><text:span text:style-name="T36">pesquisa(&lt;var&gt;.string)</text:span></text:span></text:p>
      <text:p text:style-name="P24"><text:span text:style-name="Variable"><text:span text:style-name="T36"><text:tab/><text:tab/> <text:s text:c="4"/>| &lt;decl&gt;.tipo_efetivo </text:span></text:span><text:span text:style-name="Variable"><text:span text:style-name="T35">← </text:span></text:span><text:span text:style-name="Variable"><text:span text:style-name="T36">pesquisa(&lt;var&gt;.string)</text:span></text:span></text:p>
      <text:p text:style-name="P24"><text:span text:style-name="Variable"><text:span text:style-name="T76">Predicado: </text:span></text:span><text:span text:style-name="Variable"><text:span text:style-name="T77">pesquisa(&lt;var&gt;.string) == &lt;expr&gt;.tipo_esperado</text:span></text:span></text:p>
      <text:p text:style-name="P24"><text:span text:style-name="Variable"><text:span text:style-name="T77"><text:tab/> <text:s text:c="5"/>&lt;decl&gt;.tipo_efetivo == pesquisa(&lt;var&gt;.string)</text:span></text:span></text:p>
      <text:p text:style-name="P10"><text:span text:style-name="T25"/></text:p>
      <text:p text:style-name="P6"><text:span text:style-name="T57">Regra sintática:</text:span><text:span text:style-name="T58"> </text:span><text:span text:style-name="T15"><text:s/></text:span><text:span text:style-name="T6">&lt;comando&gt; </text:span><text:span text:style-name="T18">→ </text:span><text:span text:style-name="T6">&lt;atribuição&gt; </text:span><text:span text:style-name="T21">| </text:span><text:span text:style-name="T12">&lt;composição&gt; </text:span><text:span text:style-name="T21">| </text:span><text:span text:style-name="T12">&lt;seleção&gt; </text:span><text:span text:style-name="T21">| </text:span><text:span text:style-name="T12">&lt;iteração&gt; </text:span><text:span text:style-name="T21">| </text:span><text:span text:style-name="T9">skip </text:span></text:p>
      <text:p text:style-name="P22"><text:span text:style-name="T53">Regra semântica: </text:span><text:span text:style-name="T54">&lt;comando&gt; .tipo_efetivo </text:span><text:span text:style-name="Variable"><text:span text:style-name="T41">← </text:span></text:span><text:span text:style-name="Variable"><text:span text:style-name="T42">&lt;atribuição&gt;.tipo_esperado</text:span></text:span></text:p>
      <text:p text:style-name="P22"><text:span text:style-name="Variable"><text:span text:style-name="T42"><text:tab/><text:tab/> <text:s text:c="4"/>| &lt;comando&gt;.tipo_efetivo </text:span></text:span><text:span text:style-name="Variable"><text:span text:style-name="T41">← </text:span></text:span><text:span text:style-name="Variable"><text:span text:style-name="T42">&lt;composição&gt;.tipo_esperado</text:span></text:span></text:p>
      <text:p text:style-name="P22"><text:span text:style-name="Variable"><text:span text:style-name="T42"><text:tab/><text:tab/> <text:s text:c="4"/>| &lt;comando&gt;.tipo_efetivo </text:span></text:span><text:span text:style-name="Variable"><text:span text:style-name="T41">← </text:span></text:span><text:span text:style-name="Variable"><text:span text:style-name="T42">&lt;seleção&gt;.tipo_esperado</text:span></text:span></text:p>
      <text:p text:style-name="P22"><text:span text:style-name="Variable"><text:span text:style-name="T42"><text:tab/><text:tab/> <text:s text:c="4"/>| &lt;comando&gt;.tipo_efetivo </text:span></text:span><text:span text:style-name="Variable"><text:span text:style-name="T41">← </text:span></text:span><text:span text:style-name="Variable"><text:span text:style-name="T42">&lt;iteração&gt;.tipo_esperado</text:span></text:span></text:p>
      <text:p text:style-name="P22"><text:span text:style-name="Variable"><text:span text:style-name="T42"><text:tab/><text:tab/> <text:s text:c="4"/>| &lt;comando&gt;.tipo_efetivo </text:span></text:span><text:span text:style-name="Variable"><text:span text:style-name="T41">← <text:s/></text:span></text:span><text:span text:style-name="Variable"><text:span text:style-name="T42">NONE</text:span></text:span></text:p>
      <text:p text:style-name="P10"><text:span text:style-name="T25"/></text:p>
      <text:p text:style-name="P6"><text:span text:style-name="T57">Regra sintática:</text:span><text:span text:style-name="T26"> </text:span><text:span text:style-name="T15"><text:s/></text:span><text:span text:style-name="T6">&lt;atribuição&gt; </text:span><text:span text:style-name="T18">→ </text:span><text:span text:style-name="T6">&lt;var&gt; </text:span><text:span text:style-name="T78">≔ </text:span><text:span text:style-name="T6">&lt;expr&gt; </text:span></text:p>
      <text:p text:style-name="P12"><text:span text:style-name="T59">Regra semântica:</text:span><text:span text:style-name="T45"> </text:span><text:span text:style-name="Variable"><text:span text:style-name="T26">&lt;</text:span></text:span><text:span text:style-name="Variable"><text:span text:style-name="T30">var</text:span></text:span><text:span text:style-name="Variable"><text:span text:style-name="T26">&gt;.</text:span></text:span><text:span text:style-name="Variable"><text:span text:style-name="T29">tipo_esperado </text:span></text:span><text:span text:style-name="Variable"><text:span text:style-name="T28"><text:s/>← <text:s/></text:span></text:span><text:span text:style-name="Variable"><text:span text:style-name="T29">&lt;</text:span></text:span><text:span text:style-name="Variable"><text:span text:style-name="T30">expr</text:span></text:span><text:span text:style-name="Variable"><text:span text:style-name="T29">&gt;.tipo_efetivo</text:span></text:span></text:p>
      <text:p text:style-name="P12"><text:span text:style-name="Variable"><text:span text:style-name="T29"/></text:span></text:p>
      <text:p text:style-name="P7"><text:span text:style-name="T57">Regra sintática:</text:span><text:span text:style-name="T26"> </text:span><text:span text:style-name="T15"><text:s/></text:span><text:span text:style-name="T13"><text:s/></text:span><text:span text:style-name="T4">&lt;composição&gt; </text:span><text:span text:style-name="T16">→ </text:span><text:span text:style-name="T4">&lt;comando&gt; </text:span><text:span text:style-name="T19">{ </text:span><text:span text:style-name="T10">; &lt;comando </text:span><text:span text:style-name="T19">} </text:span></text:p>
      <text:p text:style-name="P21"><text:span text:style-name="Variable"><text:span text:style-name="T60">Regra semântica:</text:span></text:span><text:span text:style-name="Variable"><text:span text:style-name="T46"> <text:s/></text:span></text:span><text:span text:style-name="Variable"><text:span text:style-name="T51">&lt;composição&gt;.tipo_efetivo </text:span></text:span><text:span text:style-name="Variable"><text:span text:style-name="T35">← </text:span></text:span><text:span text:style-name="Variable"><text:span text:style-name="T38">&lt;comando&gt;[1].tipo_esperado</text:span></text:span></text:p>
      <text:p text:style-name="P13"><text:span text:style-name="Variable"><text:span text:style-name="T46"/></text:span></text:p>
      <text:p text:style-name="P7"><text:span text:style-name="T57">Regra sintática:</text:span><text:span text:style-name="T26"> </text:span><text:span text:style-name="T15"><text:s/></text:span><text:span text:style-name="T4">&lt;seleção&gt; </text:span><text:span text:style-name="T16">→ </text:span><text:span text:style-name="T7">if </text:span><text:span text:style-name="T10">&lt;expr&gt; </text:span><text:span text:style-name="T7">then </text:span><text:span text:style-name="T10">&lt;comando&gt; </text:span><text:span text:style-name="T7">else </text:span><text:span text:style-name="T10">&lt;comando&gt; </text:span><text:span text:style-name="T7">end </text:span></text:p>
      <text:p text:style-name="P21"><text:span text:style-name="Variable"><text:span text:style-name="T60">Regra semântica:</text:span></text:span><text:span text:style-name="Variable"><text:span text:style-name="T46"> </text:span></text:span><text:span text:style-name="Variable"><text:span text:style-name="T51">&lt;seleção&gt;.tipo_efetivo </text:span></text:span><text:span text:style-name="Variable"><text:span text:style-name="T38">← </text:span></text:span><text:span text:style-name="Variable"><text:span text:style-name="T43">if</text:span></text:span><text:span text:style-name="Variable"><text:span text:style-name="T39"> &lt;comando&gt;.tipo_esperado</text:span></text:span><text:span text:style-name="Variable"><text:span text:style-name="T51"> <text:tab/></text:span></text:span></text:p>
      <text:p text:style-name="P21"><text:span text:style-name="Variable"><text:span text:style-name="T64">Predicado: </text:span></text:span><text:span text:style-name="Variable"><text:span text:style-name="T67">if</text:span></text:span><text:span text:style-name="Variable"><text:span text:style-name="T65">&lt;expr&gt;.tipo_efetivo == </text:span></text:span><text:span text:style-name="Variable"><text:span text:style-name="T67">true {</text:span></text:span></text:p>
      <text:p text:style-name="P21"><text:span text:style-name="Variable"><text:span text:style-name="T67"><text:tab/> <text:s text:c="5"/><text:tab/></text:span></text:span><text:span text:style-name="Variable"><text:span text:style-name="T65">&lt;seleção&gt;.tipo_efetivo == &lt;comando&gt;[1].tipo_esperado</text:span></text:span></text:p>
      <text:p text:style-name="P21"><text:span text:style-name="Variable"><text:span text:style-name="T67"><text:tab/> <text:s text:c="5"/>} esle { </text:span></text:span><text:span text:style-name="Variable"><text:span text:style-name="T65">&lt;seleção&gt;.tipo_efetivo == &lt;comando&gt;[2].tipo_esperado</text:span></text:span></text:p>
      <text:p text:style-name="P21"><text:span text:style-name="Variable"><text:span text:style-name="T65"><text:tab/> <text:s text:c="5"/></text:span></text:span><text:span text:style-name="Variable"><text:span text:style-name="T67">} end</text:span></text:span></text:p>
      <text:p text:style-name="P13"><text:span text:style-name="Variable"><text:span text:style-name="T46"/></text:span></text:p>
      <text:p text:style-name="P7"><text:span text:style-name="T57">Regra sintática:</text:span><text:span text:style-name="T26"> </text:span><text:span text:style-name="T15"><text:s/></text:span><text:span text:style-name="T4">&lt;iteração&gt; </text:span><text:span text:style-name="T16">→ </text:span><text:span text:style-name="T7">while </text:span><text:span text:style-name="T10">&lt;expr&gt; </text:span><text:span text:style-name="T7">do </text:span><text:span text:style-name="T10">&lt;comando&gt; </text:span><text:span text:style-name="T7">end </text:span></text:p>
      <text:p text:style-name="P21"><text:span text:style-name="Variable"><text:span text:style-name="T60">Regra semântica:</text:span></text:span><text:span text:style-name="Variable"><text:span text:style-name="T46"> </text:span></text:span><text:span text:style-name="Variable"><text:span text:style-name="T51">&lt;iteração&gt;.tipo_efetivo </text:span></text:span><text:span text:style-name="Variable"><text:span text:style-name="T38">← &lt;comando&gt;.tipo_esperado</text:span></text:span></text:p>
      <text:p text:style-name="P21"><text:span text:style-name="Variable"><text:span text:style-name="T64">Predicado: </text:span></text:span><text:span text:style-name="Variable"><text:span text:style-name="T67">while </text:span></text:span><text:span text:style-name="Variable"><text:span text:style-name="T65">&lt;expr&gt; <text:s/></text:span></text:span><text:span text:style-name="Variable"><text:span text:style-name="T66">== </text:span></text:span><text:span text:style-name="Variable"><text:span text:style-name="T67">true {</text:span></text:span></text:p>
      <text:p text:style-name="P21"><text:span text:style-name="Variable"><text:span text:style-name="T67"><text:tab/> <text:s text:c="4"/><text:tab/></text:span></text:span><text:span text:style-name="Variable"><text:span text:style-name="T65">&lt;iteração&gt;.tipo_efetivo == &lt;comando&gt;[i].tipo_esperado</text:span></text:span></text:p>
      <text:p text:style-name="P21"><text:span text:style-name="Variable"><text:span text:style-name="T67"><text:tab/> <text:s text:c="5"/>}</text:span></text:span></text:p>
      <text:p text:style-name="P13"><text:span text:style-name="Variable"><text:span text:style-name="T46"/></text:span></text:p>
      <text:p text:style-name="P7"><text:span text:style-name="T57">Regra sintática:</text:span><text:span text:style-name="T26"> </text:span><text:span text:style-name="T27"><text:s/></text:span><text:span text:style-name="T4">&lt;var&gt; </text:span><text:span text:style-name="T16">→ </text:span><text:span text:style-name="T4">id </text:span></text:p>
      <text:p text:style-name="P14"><text:span text:style-name="Variable"><text:span text:style-name="T60">Regra semântica:</text:span></text:span><text:span text:style-name="Variable"><text:span text:style-name="T61"> &lt;var&gt;.tipo_efetivo </text:span></text:span><text:span text:style-name="Variable"><text:span text:style-name="T31">← pesquisa(&lt;var&gt;.string)</text:span></text:span></text:p>
      <text:p text:style-name="P14"><text:soft-page-break/><text:span text:style-name="Variable"><text:span text:style-name="T31"/></text:span></text:p>
      <text:p text:style-name="P14"><text:span text:style-name="Variable"><text:span text:style-name="T31"/></text:span></text:p>
      <text:p text:style-name="P13"><text:span text:style-name="Variable"><text:span text:style-name="T46"/></text:span></text:p>
      <text:p text:style-name="P7"><text:span text:style-name="T57">Regra sintática:</text:span><text:span text:style-name="T26"> </text:span><text:span text:style-name="T13"><text:s/></text:span><text:span text:style-name="T4">&lt;expr&gt; </text:span><text:span text:style-name="T16">→ </text:span><text:span text:style-name="T4">const </text:span><text:span text:style-name="T19">| </text:span><text:span text:style-name="T10">id </text:span><text:span text:style-name="T19">| </text:span><text:span text:style-name="T10">&lt;expr_binária&gt; </text:span><text:span text:style-name="T19">| </text:span><text:span text:style-name="T10">&lt;expr_unária&gt; </text:span><text:span text:style-name="T19">| </text:span><text:span text:style-name="T10">( &lt;expr&gt; ) </text:span></text:p>
      <text:p text:style-name="P20"><text:span text:style-name="Variable"><text:span text:style-name="T60">Regra semântica:</text:span></text:span><text:span text:style-name="Variable"><text:span text:style-name="T46"> </text:span></text:span><text:span text:style-name="Variable"><text:span text:style-name="T50">&lt;expr&gt;.tipo_efetivo </text:span></text:span><text:span text:style-name="Variable"><text:span text:style-name="T35">← </text:span></text:span><text:span text:style-name="Variable"><text:span text:style-name="T37">const</text:span></text:span></text:p>
      <text:p text:style-name="P20"><text:span text:style-name="Variable"><text:span text:style-name="T37"><text:tab/><text:tab/> <text:s text:c="4"/>| &lt;expr&gt;.tipo_efetivo </text:span></text:span><text:span text:style-name="Variable"><text:span text:style-name="T35">← </text:span></text:span><text:span text:style-name="Variable"><text:span text:style-name="T37">pesquisa(&lt;var&gt;.string)</text:span></text:span></text:p>
      <text:p text:style-name="P20"><text:span text:style-name="Variable"><text:span text:style-name="T37"><text:tab/><text:tab/> <text:s text:c="4"/>| &lt;expr&gt;.tipo_efetivo </text:span></text:span><text:span text:style-name="Variable"><text:span text:style-name="T35">← </text:span></text:span><text:span text:style-name="Variable"><text:span text:style-name="T37">&lt;expr_binaria&gt;.tipo_esperado</text:span></text:span></text:p>
      <text:p text:style-name="P20"><text:span text:style-name="Variable"><text:span text:style-name="T37"><text:tab/><text:tab/> <text:s text:c="4"/>| &lt;expr&gt;.tipo_efetivo </text:span></text:span><text:span text:style-name="Variable"><text:span text:style-name="T35">← </text:span></text:span><text:span text:style-name="Variable"><text:span text:style-name="T37">&lt;expr_unária&gt;.tipo_esperado</text:span></text:span></text:p>
      <text:p text:style-name="P13"><text:span text:style-name="Variable"><text:span text:style-name="T46"/></text:span></text:p>
      <text:p text:style-name="P8"><text:span text:style-name="T57">Regra sintática:</text:span><text:span text:style-name="T26"> </text:span><text:span text:style-name="T15"><text:s/></text:span><text:span text:style-name="T4">&lt;expr_binária&gt; </text:span><text:span text:style-name="T16">→ </text:span><text:span text:style-name="T4">&lt;expr_esq&gt; &lt;op_binário&gt; &lt;expr_dir&gt; </text:span></text:p>
      <text:p text:style-name="P9"><text:span text:style-name="Variable"><text:span text:style-name="T68">Regra semântica: </text:span></text:span><text:span text:style-name="Variable"><text:span text:style-name="T69">&lt;expr&gt;.tipo_efetivo </text:span></text:span><text:span text:style-name="Variable"><text:span text:style-name="T31">← </text:span></text:span><text:span text:style-name="Variable"><text:span text:style-name="T32">&lt;expr_esq&gt;.tipo_efetivo</text:span></text:span></text:p>
      <text:p text:style-name="P9"><text:span text:style-name="Variable"><text:span text:style-name="T70">Predicado: </text:span></text:span><text:span text:style-name="Variable"><text:span text:style-name="T69">&lt;expr_esq&gt;.tipo_efetivo == &lt;expr_dir&gt;.tipo_efetivo</text:span></text:span></text:p>
      <text:p text:style-name="P9"><text:span text:style-name="Variable"><text:span text:style-name="T69"><text:tab/> <text:s text:c="5"/>&lt;expr_binária&gt;.tipo_esperado == &lt;expr_binaria&gt;.tipo_efetivo</text:span></text:span></text:p>
      <text:p text:style-name="P9"><text:span text:style-name="Variable"><text:span text:style-name="T70"/></text:span></text:p>
      <text:p text:style-name="P8"><text:span text:style-name="T57">Regra sintática:</text:span><text:span text:style-name="T26"> </text:span><text:span text:style-name="T13"><text:s/></text:span><text:span text:style-name="T4">&lt;expr_esq&gt; </text:span><text:span text:style-name="T16">→ </text:span><text:span text:style-name="T4">const | id </text:span></text:p>
      <text:p text:style-name="P14"><text:span text:style-name="Variable"><text:span text:style-name="T60">Regra semântica:</text:span></text:span><text:span text:style-name="Variable"><text:span text:style-name="T46"> </text:span></text:span><text:span text:style-name="Variable"><text:span text:style-name="T47">&lt;expr&gt;.tipo_efetivo </text:span></text:span><text:span text:style-name="Variable"><text:span text:style-name="T31">← pesquisa(&lt;var&gt;.string)</text:span></text:span></text:p>
      <text:p text:style-name="P14"><text:span text:style-name="Variable"><text:span text:style-name="T61">Predicado: &lt;expr&gt;.tipo_efetivo == pesquisa(&lt;var&gt;.string)</text:span></text:span></text:p>
      <text:p text:style-name="P13"><text:span text:style-name="Variable"><text:span text:style-name="T46"/></text:span></text:p>
      <text:p text:style-name="P7"><text:span text:style-name="T57">Regra sintática:</text:span><text:span text:style-name="T26"> </text:span><text:span text:style-name="T15"><text:s/></text:span><text:span text:style-name="T4">&lt;expr_dir&gt; </text:span><text:span text:style-name="T16">→ </text:span><text:span text:style-name="T4">const | id </text:span></text:p>
      <text:p text:style-name="P15"><text:span text:style-name="Variable"><text:span text:style-name="T60">Regra semântica:</text:span></text:span><text:span text:style-name="Variable"><text:span text:style-name="T46"> </text:span></text:span><text:span text:style-name="Variable"><text:span text:style-name="T47">&lt;expr&gt;.tipo_efetivo </text:span></text:span><text:span text:style-name="Variable"><text:span text:style-name="T31">← pesquisa(&lt;var&gt;.string)</text:span></text:span></text:p>
      <text:p text:style-name="P15"><text:span text:style-name="Variable"><text:span text:style-name="T61">Predicado: &lt;expr&gt;.tipo_efetivo == pesquisa(&lt;var&gt;.string)</text:span></text:span></text:p>
      <text:p text:style-name="P13"><text:span text:style-name="Variable"><text:span text:style-name="T46"/></text:span></text:p>
      <text:p text:style-name="P13"><text:span text:style-name="T59"/></text:p>
      <text:p text:style-name="P13"><text:span text:style-name="T59">Regra sintática:</text:span><text:span text:style-name="T26"> </text:span><text:span text:style-name="T2"><text:s/></text:span><text:span text:style-name="T4">&lt;op_binário&gt; </text:span><text:span text:style-name="T16">→ </text:span><text:span text:style-name="T4">+ </text:span><text:span text:style-name="T19">| </text:span><text:span text:style-name="T10">* </text:span><text:span text:style-name="T19">| </text:span><text:span text:style-name="T10">/ </text:span><text:span text:style-name="T19">| </text:span><text:span text:style-name="T7">mod </text:span><text:span text:style-name="T19">| </text:span><text:span text:style-name="T7">or </text:span><text:span text:style-name="T19">| </text:span><text:span text:style-name="T7">and </text:span><text:span text:style-name="T19">| </text:span><text:span text:style-name="T7">= </text:span><text:span text:style-name="T19">| </text:span><text:span text:style-name="T7">&lt; </text:span><text:span text:style-name="T19"><text:s/></text:span></text:p>
      <text:p text:style-name="P17"><text:span text:style-name="Variable"><text:span text:style-name="T60">Regra semântica:</text:span></text:span><text:span text:style-name="Variable"><text:span text:style-name="T46"> <text:s/></text:span></text:span><text:span text:style-name="Variable"><text:span text:style-name="T48">&lt;op_binário&gt;.tipo_efetivo <text:s/></text:span></text:span><text:span text:style-name="Variable"><text:span text:style-name="T31">← </text:span></text:span><text:span text:style-name="Variable"><text:span text:style-name="T33">pesquisa(&lt;var&gt;)</text:span></text:span></text:p>
      <text:p text:style-name="P13"><text:span text:style-name="Variable"><text:span text:style-name="T46"/></text:span></text:p>
      <text:p text:style-name="P7"><text:span text:style-name="T57">Regra sintática:</text:span><text:span text:style-name="T26"> </text:span><text:span text:style-name="T13"><text:s/></text:span><text:span text:style-name="T4">&lt;expr_unária&gt; </text:span><text:span text:style-name="T16">→ </text:span><text:span text:style-name="T4">&lt;op_unário&gt; &lt;expr&gt; </text:span></text:p>
      <text:p text:style-name="P18"><text:span text:style-name="Variable"><text:span text:style-name="T60">Regra semântica:</text:span></text:span><text:span text:style-name="Variable"><text:span text:style-name="T46"> </text:span></text:span><text:span text:style-name="Variable"><text:span text:style-name="T49">&lt;expr_unária&gt;.tipo_efetivo </text:span></text:span><text:span text:style-name="Variable"><text:span text:style-name="T31">← </text:span></text:span><text:span text:style-name="Variable"><text:span text:style-name="T34">&lt;expr&gt;.tipo_esperado</text:span></text:span></text:p>
      <text:p text:style-name="P18"><text:span text:style-name="Variable"><text:span text:style-name="T61">Predicado: </text:span></text:span><text:span text:style-name="Variable"><text:span text:style-name="T63">&lt;expr&gt;.tipo_efetivo == &lt;op_unaria&gt;</text:span></text:span></text:p>
      <text:p text:style-name="P18"><text:span text:style-name="Variable"><text:span text:style-name="T63"><text:tab/> <text:s text:c="5"/>&lt;expr_unária&gt;.tipo_efetivo == &lt;expr&gt;.tipo_esperado</text:span></text:span></text:p>
      <text:p text:style-name="P13"/>
      <text:p text:style-name="P7"><text:span text:style-name="T57">Regra sintática:</text:span><text:span text:style-name="T26"> </text:span><text:span text:style-name="T27"><text:s/></text:span><text:span text:style-name="T4">&lt;op_unário&gt; </text:span><text:span text:style-name="T16">→ </text:span><text:span text:style-name="T4">– | not </text:span></text:p>
      <text:p text:style-name="P16"><text:span text:style-name="Variable"><text:span text:style-name="T60">Regra semântica:</text:span></text:span><text:span text:style-name="Variable"><text:span text:style-name="T46"> </text:span></text:span><text:span text:style-name="Variable"><text:span text:style-name="T61">&lt;</text:span></text:span><text:span text:style-name="Variable"><text:span text:style-name="T62">op_unário</text:span></text:span><text:span text:style-name="Variable"><text:span text:style-name="T61">&gt;.tipo_efetivo == pesquisa(&lt;var&gt;.</text:span></text:span><text:span text:style-name="Variable"><text:span text:style-name="T62">boolean</text:span></text:span><text:span text:style-name="Variable"><text:span text:style-name="T61">)</text:span></text:span></text:p>
      <text:p text:style-name="P16"><text:span text:style-name="Variable"><text:span text:style-name="T61"/></text:span></text:p>
      <text:p text:style-name="P16"><text:span text:style-name="Variable"><text:span text:style-name="T61"/></text:span></text:p>
      <text:p text:style-name="P16"><text:span text:style-name="Variable"><text:span text:style-name="T61"/></text:span></text:p>
      <text:p text:style-name="P16"><text:span text:style-name="Variable"><text:span text:style-name="T61"/></text:span></text:p>
      <text:p text:style-name="P16"><text:span text:style-name="Variable"><text:span text:style-name="T61"/></text:span></text:p>
      <text:p text:style-name="P3"><text:span text:style-name="Variable"><text:span text:style-name="T71"/></text:span></text:p>
      <text:p text:style-name="P3"><text:span text:style-name="Variable"><text:span text:style-name="T71"/></text:span></text:p>
      <text:p text:style-name="P3"><text:span text:style-name="Variable"><text:span text:style-name="T71"/></text:span></text:p>
      <text:p text:style-name="P3"><text:span text:style-name="Variable"><text:span text:style-name="T71"/></text:span></text:p>
      <text:p text:style-name="P3"><text:span text:style-name="Variable"><text:span text:style-name="T71"/></text:span></text:p>
      <text:p text:style-name="P3"><text:span text:style-name="Variable"><text:span text:style-name="T71"/></text:span></text:p>
      <text:p text:style-name="P3"><text:span text:style-name="Variable"><text:span text:style-name="T71"/></text:span></text:p>
      <text:p text:style-name="P3"><text:span text:style-name="Variable"><text:span text:style-name="T71"/></text:span></text:p>
      <text:p text:style-name="P3"><text:span text:style-name="Variable"><text:span text:style-name="T71"/></text:span></text:p>
      <text:p text:style-name="P3"><text:soft-page-break/><text:span text:style-name="Variable"><text:span text:style-name="T71">2</text:span></text:span><text:span text:style-name="Variable"><text:span text:style-name="T72">)</text:span></text:span><text:span text:style-name="Variable"><text:span text:style-name="T71">Mapeamento denotacional</text:span></text:span></text:p>
      <text:p text:style-name="P3"><text:span text:style-name="Variable"><text:span text:style-name="T71"/></text:span></text:p>
      <text:p text:style-name="P4"><text:span text:style-name="Variable"><text:span text:style-name="T71">s = {</text:span></text:span><text:span text:style-name="Variable"><text:span text:style-name="T73">&lt;i[i], v[i]&gt;</text:span></text:span><text:span text:style-name="Variable"><text:span text:style-name="T71">, </text:span></text:span><text:span text:style-name="Variable"><text:span text:style-name="T73">&lt;i[2], v[2]&gt;</text:span></text:span><text:span text:style-name="Variable"><text:span text:style-name="T71"> , ..., </text:span></text:span><text:span text:style-name="Variable"><text:span text:style-name="T73">&lt;i[n], v[n]&gt;</text:span></text:span><text:span text:style-name="Variable"><text:span text:style-name="T71"> }</text:span></text:span></text:p>
      <text:p text:style-name="P4"><text:span text:style-name="Variable"><text:span text:style-name="T71"/></text:span></text:p>
      <text:p text:style-name="P4"><text:span text:style-name="Variable"><text:span text:style-name="T74">V</text:span></text:span><text:span text:style-name="Variable"><text:span text:style-name="T74">ARMAP(i[j], s) = v[j]</text:span></text:span><text:span text:style-name="Variable"><text:span text:style-name="T71">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Lucida Sans1" svg:font-family="'Lucida Sans'" style:font-family-generic="swiss"/>
    <style:font-face style:name="Cambria Math" svg:font-family="'Cambria Math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" style:family="paragraph" style:default-outline-level="">
      <style:paragraph-properties fo:text-align="start" style:justify-single-word="false"/>
      <style:text-properties fo:color="#000000" style:font-name="Times New Roman" fo:font-family="'Times New Roman'" style:font-family-generic="roman" style:font-pitch="variable" fo:font-size="12pt" style:font-size-asian="12pt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1T13:16:00</meta:creation-date>
    <dc:date>2018-06-05T10:33:47.628000000</dc:date>
    <meta:editing-duration>PT1H12M15S</meta:editing-duration>
    <meta:editing-cycles>16</meta:editing-cycles>
    <meta:generator>LibreOffice/6.0.3.2$Windows_X86_64 LibreOffice_project/8f48d515416608e3a835360314dac7e47fd0b821</meta:generator>
    <meta:initial-creator>Luiz C. A. Albuquerque</meta:initial-creator>
    <meta:document-statistic meta:table-count="0" meta:image-count="0" meta:object-count="0" meta:page-count="3" meta:paragraph-count="62" meta:word-count="372" meta:character-count="3427" meta:non-whitespace-character-count="2945"/>
  </office:meta>
</office:document-meta>
</file>